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21441*"/>
    </style:style>
    <style:style style:name="Table2.B" style:family="table-column">
      <style:table-column-properties style:rel-column-width="44094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Our_20_code">
      <style:text-properties style:font-name="DejaVu Sans Mono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Heading_20_1">
      <style:text-properties style:font-name="Times New Roman" fo:language="ru" fo:country="RU"/>
    </style:style>
    <style:style style:name="P4" style:family="paragraph" style:parent-style-name="Text_20_body" style:list-style-name="L1">
      <style:text-properties style:font-name="Times New Roman"/>
    </style:style>
    <style:style style:name="P5" style:family="paragraph" style:parent-style-name="Text_20_body" style:list-style-name="L2">
      <style:paragraph-properties fo:margin-left="2.501cm" fo:margin-right="0cm" fo:text-indent="-0.635cm" style:auto-text-indent="false"/>
      <style:text-properties style:font-name="Times New Roman"/>
    </style:style>
    <style:style style:name="P6" style:family="paragraph" style:parent-style-name="Text_20_body" style:list-style-name="L3">
      <style:paragraph-properties fo:margin-left="2.501cm" fo:margin-right="0cm" fo:text-indent="-0.635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US"/>
    </style:style>
    <style:style style:name="T3" style:family="text">
      <style:text-properties style:font-name="DejaVu Sans Mono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Создание собственных блоков при помощи блока «Язык программирования»</text:h>
          </table:table-cell>
        </table:table-row>
        <table:table-row table:style-name="Table1.2">
          <table:table-cell table:style-name="Table1.A2" office:value-type="string">
            <text:p text:style-name="P2">Для создания собственных блоков при помощи блока «Язык программирования» необходимо:</text:p>
            <text:list xml:id="list2725504810073068855" text:style-name="L1">
              <text:list-item>
                <text:p text:style-name="P4">вставить на схему блок типа «Язык программирования» из закладки «Динамические»;</text:p>
              </text:list-item>
              <text:list-item>
                <text:p text:style-name="P4">щёлкнуть по блоку двойным щелчком, откроется редактор скрипта для данного блока;</text:p>
              </text:list-item>
              <text:list-item>
                <text:p text:style-name="P4">в появившемся редакторе скрипта блока задать текст программы на встроенном языке программирования для локального моделирования блока и для генерации Си-кода для данного блока. Описание встроенного скриптового языка программирования и основных его синтаксических конструкций доступно в справочной системе ПК SimInTech;</text:p>
              </text:list-item>
              <text:list-item>
                <text:p text:style-name="P4">закрыть окно редактора скрипта блока нажав на кнопку «Ok» в панели инструментов редактора скрипта;</text:p>
              </text:list-item>
              <text:list-item>
                <text:p text:style-name="P4">изменить имя типа блока и сохранить его в библиотеку, аналогично тому как это делается при сохранении субмодели в библиотеку (см. предыдущий подраздел).</text:p>
              </text:list-item>
            </text:list>
            <text:p text:style-name="P2">Для задания шаблона Си-кода для данного блока необходимо заполнить следующие текстовые свойства в списке свойств данного блока (это может делаться как через редактор свойств, так и через внутренний скрипт блока, т.е. свойство может динамически формироваться через скрипт):</text:p>
            <text:list xml:id="list9018535346260261164" text:style-name="L2">
              <text:list-item>
                <text:p text:style-name="P5">Заголовок модуля – текст, включаемый в заголовочный файл (*.h) в сгенерированном коде;</text:p>
              </text:list-item>
              <text:list-item>
                <text:p text:style-name="P5">Секция декларации переменных – текст, включаемый для декларации локальных переменных в подпрограмме RUN_FUNC шаблона расчётного модуля в самое её начало;</text:p>
              </text:list-item>
              <text:list-item>
                <text:p text:style-name="P5">Основная секция кода – текст, включаемый в порядке сортировки блока в подпрограмме RUN_FUNC шаблона расчётного модуля в самое её начало;</text:p>
              </text:list-item>
              <text:list-item>
                <text:p text:style-name="P5">Секция запоминания состояний – текст, включаемый в порядке сортировки блока в подпрограмме STATE_FUNC шаблона расчётного модуля в самое её начало. Данный текст вызывается всегда <text:s/>после RUN_FUNC;</text:p>
              </text:list-item>
              <text:list-item>
                <text:p text:style-name="P5">Декларации переменных DBM – скрипт на встроенном языке программирования для деклараций переменных, вносимых в файлы описание переменных и соответствующие структуры в заголовочном файле. Для добавления своей переменной состояния или внешней переменной необходимо в данном свойстве вызвать функцию:</text:p>
              </text:list-item>
            </text:list>
            <text:p text:style-name="Our_20_code">AddVar(</text:p>
            <text:p text:style-name="Our_20_code"> 0,       // 0 - внешняя, 1 - динамическая, 2 - алгебраическая, 3 - внутренее состояние, 4 - константа, 5 - локальная</text:p>
            <text:p text:style-name="Our_20_code"> "%unikname%_my_global_external_var", //Имя переменной <text:s text:c="2"/></text:p>
            <text:p text:style-name="Our_20_code"> 0,       // тип данных 0 - вещественная, 1 - двоичная, 2 - целая <text:s text:c="3"/></text:p>
            <text:p text:style-name="Our_20_code"> [1], <text:s/>   //Размерность </text:p>
            <text:p text:style-name="Our_20_code"> floattostr(1),                       //Значение по умолчанию</text:p>
            <text:p text:style-name="Our_20_code"> "Внешняя переменная",                //Описание переменной</text:p>
            <text:p text:style-name="Our_20_code">2);                                  //Направление 0-вход, 1-выход, 2-двунаправленная</text:p>
            <text:p text:style-name="Text_20_body"><text:span text:style-name="T1">если надо добавить несколько переменных, то </text:span><text:span text:style-name="T3">AddVar</text:span><text:span text:style-name="T1"> пишется нужное количество раз;</text:span></text:p>
            <text:list xml:id="list8600854043429521611" text:style-name="L3">
              <text:list-item>
                <text:p text:style-name="P6"><text:span text:style-name="T1">Значения переменных по умолчанию – секция кода, включаемая в файл инициализации начальных переменных (функция </text:span><text:span text:style-name="T3">INIT_FUNC</text:span><text:span text:style-name="T1">);</text:span></text:p>
              </text:list-item>
              <text:list-item>
                <text:p text:style-name="P6"><text:span text:style-name="T1">Код вычисления производных –</text:span><text:span text:style-name="T2"> </text:span><text:span text:style-name="T1">текст, включаемый в порядке сортировки блока в подпрограмме </text:span><text:span text:style-name="T3">RUN_FUNC</text:span><text:span text:style-name="T1"> шаблона расчётного модуля в ветку, вызываемую по флагу </text:span><text:span text:style-name="T3">Action = f_GetDeri</text:span><text:span text:style-name="T1"> для вычисления производных динамических переменных;</text:span></text:p>
              </text:list-item>
              <text:list-item>
                <text:p text:style-name="P6"><text:span text:style-name="T1">Код вычисления алгебраических переменных <text:s/>–</text:span><text:span text:style-name="T2"> </text:span><text:span text:style-name="T1">текст, включаемый в порядке сортировки блока в подпрограмме </text:span><text:span text:style-name="T3">RUN_FUNC</text:span><text:span text:style-name="T1"> шаблона расчётного модуля в ветку, вызываемую по флагу </text:span><text:span text:style-name="T3">Action = f_GetAlgFun</text:span><text:span text:style-name="T1"> для вычисления функций алгебраических переменных. В приборах как правило расчёты систем нелинейных уравнений не используются;</text:span></text:p>
              </text:list-item>
              <text:list-item>
                <text:p text:style-name="P6"><text:span text:style-name="T1">Код остановки задачи – текст, включаемый в порядке сортировки блока в подпрограмме </text:span><text:span text:style-name="T3">RUN_FUNC</text:span><text:span text:style-name="T1"> шаблона расчётного модуля в ветку, вызываемую по флагу </text:span><text:span text:style-name="T3">Action = f_Stop</text:span><text:span text:style-name="T1"> при полной остановке задачи.</text:span></text:p>
              </text:list-item>
            </text:list>
            <text:p text:style-name="P2">В шаблонах кода могут использоваться следующие специальные символы, которые заменяются при генерации кода на нужные имена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2">Спецсимвол</text:p>
                </table:table-cell>
                <table:table-cell table:style-name="Table2.B1" office:value-type="string">
                  <text:p text:style-name="P2">На что заменяется</text:p>
                </table:table-cell>
              </table:table-row>
              <table:table-row>
                <table:table-cell table:style-name="Table2.A2" office:value-type="string">
                  <text:p text:style-name="P1">%blockname%</text:p>
                </table:table-cell>
                <table:table-cell table:style-name="Table2.B2" office:value-type="string">
                  <text:p text:style-name="P2">уникальное имя блока в пределах данной схемы</text:p>
                </table:table-cell>
              </table:table-row>
              <table:table-row>
                <table:table-cell table:style-name="Table2.A2" office:value-type="string">
                  <text:p text:style-name="P1">%unikname%</text:p>
                </table:table-cell>
                <table:table-cell table:style-name="Table2.B2" office:value-type="string">
                  <text:p text:style-name="P2">уникальное имя в пределах всего проекта (&lt;префикс&gt;&lt;имя алгоритма&gt;&lt;blockname&gt;)</text:p>
                </table:table-cell>
              </table:table-row>
              <table:table-row>
                <table:table-cell table:style-name="Table2.A2" office:value-type="string">
                  <text:p text:style-name="P1">%input:&lt;номер порта&gt;%</text:p>
                </table:table-cell>
                <table:table-cell table:style-name="Table2.B2" office:value-type="string">
                  <text:p text:style-name="P2">имя переменной порта входа блока (начиная с нуля)</text:p>
                </table:table-cell>
              </table:table-row>
              <table:table-row>
                <table:table-cell table:style-name="Table2.A2" office:value-type="string">
                  <text:p text:style-name="P1">%out:&lt;номер порта&gt;%</text:p>
                </table:table-cell>
                <table:table-cell table:style-name="Table2.B2" office:value-type="string">
                  <text:p text:style-name="P2">имя переменной порта выхода блока (начиная с нуля)</text:p>
                </table:table-cell>
              </table:table-row>
              <table:table-row>
                <table:table-cell table:style-name="Table2.A2" office:value-type="string">
                  <text:p text:style-name="P1">%value:&lt;имя переменной&gt;%</text:p>
                </table:table-cell>
                <table:table-cell table:style-name="Table2.B2" office:value-type="string">
                  <text:p text:style-name="P2">подстановка значения локальной (или глобальной переменной)</text:p>
                </table:table-cell>
              </table:table-row>
              <table:table-row>
                <table:table-cell table:style-name="Table2.A2" office:value-type="string">
                  <text:p text:style-name="P1">%prefix%</text:p>
                </table:table-cell>
                <table:table-cell table:style-name="Table2.B2" office:value-type="string">
                  <text:p text:style-name="P2">префикс имени переменных (v)</text:p>
                </table:table-cell>
              </table:table-row>
              <table:table-row>
                <table:table-cell table:style-name="Table2.A2" office:value-type="string">
                  <text:p text:style-name="P1">%step%</text:p>
                </table:table-cell>
                <table:table-cell table:style-name="Table2.B2" office:value-type="string">
                  <text:p text:style-name="P2">имя переменной "Шаг интегрирования"</text:p>
                </table:table-cell>
              </table:table-row>
              <table:table-row>
                <table:table-cell table:style-name="Table2.A2" office:value-type="string">
                  <text:p text:style-name="P1">%time%</text:p>
                </table:table-cell>
                <table:table-cell table:style-name="Table2.B2" office:value-type="string">
                  <text:p text:style-name="P2">имя переменной "Время", в секундах</text:p>
                </table:table-cell>
              </table:table-row>
              <table:table-row>
                <table:table-cell table:style-name="Table2.A2" office:value-type="string">
                  <text:p text:style-name="P1">%component%</text:p>
                </table:table-cell>
                <table:table-cell table:style-name="Table2.B2" office:value-type="string">
                  <text:p text:style-name="P2">имя расчётного модуля</text:p>
                </table:table-cell>
              </table:table-row>
            </table:table>
            <text:p text:style-name="P2">Пример заполнения через скрипт шаблонов генерации кода для блока «Язык программирования» можно посмотреть если вставить из библиотеки блок на схему.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оздание собственных блоков при помощи блока «Язык программирования»</dc:title>
    <dc:date>2012-01-22T05:38:03.05</dc:date>
    <meta:generator>OpenOffice_Beta/4.1.0$Win32 OpenOffice.org_project/410m14$Build-9760</meta:generator>
    <meta:editing-duration>PT5H20M20S</meta:editing-duration>
    <meta:editing-cycles>114</meta:editing-cycles>
    <dc:creator>Александр </dc:creator>
    <meta:document-statistic meta:table-count="2" meta:image-count="0" meta:object-count="0" meta:page-count="2" meta:paragraph-count="48" meta:word-count="561" meta:character-count="4247"/>
    <meta:user-defined meta:name="Поле 1"/>
    <meta:user-defined meta:name="Поле 2"/>
    <meta:user-defined meta:name="Поле 3"/>
    <meta:user-defined meta:name="Поле 4"/>
  </office:meta>
</office:document-meta>
</file>